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LLA NAVAL, RUBEN ALEJAN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ILLA NAVAL, RUBEN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42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ILLA CANO, FELICISIMO RUB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20141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09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